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37">C</text:span><text:span text:style-name="_34_01">O</text:span><text:span text:style-name="_38_81">M</text:span><text:span text:style-name="_31_97">P</text:span><text:span text:style-name="_35_25">U</text:span><text:span text:style-name="_37_17">T</text:span><text:span text:style-name="_32_93">I</text:span><text:span text:style-name="_35_81">N</text:span><text:span text:style-name="_38_97">G</text:span><text:span text:style-name="_31_"> </text:span><text:span text:style-name="_33_93">M</text:span><text:span text:style-name="_38_69">A</text:span><text:span text:style-name="_31_41">C</text:span><text:span text:style-name="_35_57">H</text:span><text:span text:style-name="_38_85">I</text:span><text:span text:style-name="_32_21">N</text:span><text:span text:style-name="_34_61">E</text:span><text:span text:style-name="_37_97">R</text:span><text:span text:style-name="_38_9">Y</text:span><text:span text:style-name="_33_01"> </text:span><text:span text:style-name="_37_05">A</text:span><text:span text:style-name="_31_13">N</text:span><text:span text:style-name="_35_73">D</text:span><text:span text:style-name="_36_01"> </text:span><text:span text:style-name="_32_73">I</text:span><text:span text:style-name="_34_05">N</text:span><text:span text:style-name="_38_97">T</text:span><text:span text:style-name="_37_7">E</text:span><text:span text:style-name="_35_09">L</text:span><text:span text:style-name="_37_01">L</text:span><text:span text:style-name="_32_85">I</text:span><text:span text:style-name="_34_05">G</text:span><text:span text:style-name="_37_13">E</text:span><text:span text:style-name="_39_3">N</text:span><text:span text:style-name="_35_09">C</text:span><text:span text:style-name="_37_73">E</text:span></text:p>
      <text:p text:style-name="P1"><text:span text:style-name="_32_21">B</text:span><text:span text:style-name="_35_01">y</text:span><text:span text:style-name="_36_01"> </text:span><text:span text:style-name="_32_13">A</text:span><text:span text:style-name="_34_41">.</text:span><text:span text:style-name="_36_01"> </text:span><text:span text:style-name="_31_77">M</text:span><text:span text:style-name="_34_97">.</text:span><text:span text:style-name="_36_01"> </text:span><text:span text:style-name="_38_9">T</text:span><text:span text:style-name="_34_65">u</text:span><text:span text:style-name="_37_05">r</text:span><text:span text:style-name="_37_7">i</text:span><text:span text:style-name="_34_97">n</text:span><text:span text:style-name="_38_97">g</text:span></text:p>
      <text:p text:style-name="P1"><text:span text:style-name="_31_61">1</text:span><text:span text:style-name="_35_57">.</text:span><text:span text:style-name="_36_01"> </text:span><text:span text:style-name="_32_21">T</text:span><text:span text:style-name="_34_73">h</text:span><text:span text:style-name="_38_81">e</text:span><text:span text:style-name="_31_"> </text:span><text:span text:style-name="_35_81">I</text:span><text:span text:style-name="_36_81">m</text:span><text:span text:style-name="_31_65">i</text:span><text:span text:style-name="_35_61">t</text:span><text:span text:style-name="_36_81">a</text:span><text:span text:style-name="_31_05">t</text:span><text:span text:style-name="_34_73">i</text:span><text:span text:style-name="_36_93">o</text:span><text:span text:style-name="_31_65">n</text:span><text:span text:style-name="_33_01"> </text:span><text:span text:style-name="_38_33">G</text:span><text:span text:style-name="_31_49">a</text:span><text:span text:style-name="_35_37">m</text:span><text:span text:style-name="_38_73">e</text:span></text:p>
      <text:p text:style-name="P1"><text:span text:style-name="_31_77">I</text:span><text:span text:style-name="_33_01"> </text:span><text:span text:style-name="_37_65">p</text:span><text:span text:style-name="_31_77">r</text:span><text:span text:style-name="_33_77">o</text:span><text:span text:style-name="_37_77">p</text:span><text:span text:style-name="_32_69">o</text:span><text:span text:style-name="_35_61">s</text:span><text:span text:style-name="_38_21">e</text:span><text:span text:style-name="_31_"> </text:span><text:span text:style-name="_34_73">t</text:span><text:span text:style-name="_37_13">o</text:span><text:span text:style-name="_31_"> </text:span><text:span text:style-name="_35_13">c</text:span><text:span text:style-name="_38_01">o</text:span><text:span text:style-name="_31_41">n</text:span><text:span text:style-name="_35_73">s</text:span><text:span text:style-name="_36_81">i</text:span><text:span text:style-name="_31_49">d</text:span><text:span text:style-name="_34_53">e</text:span><text:span text:style-name="_38_93">r</text:span><text:span text:style-name="_31_"> </text:span><text:span text:style-name="_33_81">t</text:span><text:span text:style-name="_37_73">h</text:span><text:span text:style-name="_32_69">e</text:span><text:span text:style-name="_33_01"> </text:span><text:span text:style-name="_38_09">q</text:span><text:span text:style-name="_31_53">u</text:span><text:span text:style-name="_34_17">e</text:span><text:span text:style-name="_36_93">s</text:span><text:span text:style-name="_32_01">t</text:span><text:span text:style-name="_34_01">i</text:span><text:span text:style-name="_38_37">o</text:span><text:span text:style-name="_31_37">n</text:span><text:span text:style-name="_35_01">,</text:span><text:span text:style-name="_36_01"> </text:span><text:span text:style-name="_32_09">"</text:span><text:span text:style-name="_34_61">C</text:span><text:span text:style-name="_37_01">a</text:span><text:span text:style-name="_31_41">n</text:span><text:span text:style-name="_33_01"> </text:span><text:span text:style-name="_37_05">m</text:span><text:span text:style-name="_31_77">a</text:span><text:span text:style-name="_33_81">c</text:span><text:span text:style-name="_37_77">h</text:span><text:span text:style-name="_31_53">i</text:span><text:span text:style-name="_34_41">n</text:span><text:span text:style-name="_38_25">e</text:span><text:span text:style-name="_31_05">s</text:span><text:span text:style-name="_33_01"> </text:span><text:span text:style-name="_38_97">t</text:span><text:span text:style-name="_32_13">h</text:span><text:span text:style-name="_34_41">i</text:span><text:span text:style-name="_37_73">n</text:span><text:span text:style-name="_38_1">k</text:span><text:span text:style-name="_35_61">?</text:span><text:span text:style-name="_37_41">"</text:span><text:span text:style-name="_31_"> </text:span><text:span text:style-name="_34_53">T</text:span><text:span text:style-name="_38_85">h</text:span><text:span text:style-name="_31_37">i</text:span><text:span text:style-name="_35_81">s</text:span><text:span text:style-name="_36_01"> </text:span><text:span text:style-name="_32_73">s</text:span><text:span text:style-name="_34_49">h</text:span><text:span text:style-name="_38_61">o</text:span><text:span text:style-name="_32_93">u</text:span><text:span text:style-name="_35_09">l</text:span><text:span text:style-name="_37_61">d</text:span><text:span text:style-name="_31_"> </text:span><text:span text:style-name="_35_73">b</text:span><text:span text:style-name="_37_01">e</text:span><text:span text:style-name="_32_69">g</text:span><text:span text:style-name="_35_85">i</text:span><text:span text:style-name="_37_17">n</text:span><text:span text:style-name="_31_"> </text:span><text:span text:style-name="_35_01">w</text:span><text:span text:style-name="_37_41">i</text:span><text:span text:style-name="_32_93">t</text:span><text:span text:style-name="_34_17">h</text:span><text:span text:style-name="_36_01"> </text:span><text:span text:style-name="_32_21">d</text:span><text:span text:style-name="_35_25">e</text:span><text:span text:style-name="_38_61">f</text:span><text:span text:style-name="_31_65">i</text:span><text:span text:style-name="_35_73">n</text:span><text:span text:style-name="_37_77">i</text:span><text:span text:style-name="_32_93">t</text:span><text:span text:style-name="_33_77">i</text:span><text:span text:style-name="_38_09">o</text:span><text:span text:style-name="_32_73">n</text:span><text:span text:style-name="_34_37">s</text:span><text:span text:style-name="_36_01"> </text:span><text:span text:style-name="_32_37">o</text:span><text:span text:style-name="_35_21">f</text:span><text:span text:style-name="_36_01"> </text:span><text:span text:style-name="_32_33">t</text:span><text:span text:style-name="_35_97">h</text:span><text:span text:style-name="_37_01">e</text:span><text:span text:style-name="_31_"> </text:span><text:span text:style-name="_33_81">m</text:span><text:span text:style-name="_38_73">e</text:span><text:span text:style-name="_31_13">a</text:span><text:span text:style-name="_33_77">n</text:span><text:span text:style-name="_38_85">i</text:span><text:span text:style-name="_31_49">n</text:span><text:span text:style-name="_34_77">g</text:span><text:span text:style-name="_36_01"> </text:span><text:span text:style-name="_32_25">o</text:span><text:span text:style-name="_34_13">f</text:span><text:span text:style-name="_36_01"> </text:span><text:span text:style-name="_31_05">t</text:span><text:span text:style-name="_33_93">h</text:span><text:span text:style-name="_37_65">e</text:span><text:span text:style-name="_31_"> </text:span><text:span text:style-name="_35_81">t</text:span><text:span text:style-name="_37_41">e</text:span><text:span text:style-name="_32_09">r</text:span><text:span text:style-name="_34_77">m</text:span><text:span text:style-name="_38_69">s</text:span><text:span text:style-name="_31_"> </text:span><text:span text:style-name="_33_93">"</text:span><text:span text:style-name="_37_65">m</text:span><text:span text:style-name="_31_73">a</text:span><text:span text:style-name="_33_81">c</text:span><text:span text:style-name="_38_85">h</text:span><text:span text:style-name="_31_61">i</text:span><text:span text:style-name="_34_41">n</text:span><text:span text:style-name="_37_49">e</text:span><text:span text:style-name="_32_09">"</text:span><text:span text:style-name="_33_01"> </text:span><text:span text:style-name="_38_93">a</text:span><text:span text:style-name="_32_57">n</text:span><text:span text:style-name="_33_93">d</text:span><text:span text:style-name="_36_01"> </text:span><text:span text:style-name="_32_37">"</text:span><text:span text:style-name="_34_01">t</text:span><text:span text:style-name="_37_37">h</text:span><text:span text:style-name="_31_01">i</text:span><text:span text:style-name="_35_69">n</text:span><text:span text:style-name="_38_85">k</text:span><text:span text:style-name="_31_17">.</text:span><text:span text:style-name="_34_73">"</text:span><text:span text:style-name="_36_01"> </text:span><text:span text:style-name="_32_21">T</text:span><text:span text:style-name="_34_05">h</text:span><text:span text:style-name="_38_61">e</text:span><text:span text:style-name="_31_"> </text:span><text:span text:style-name="_34_49">d</text:span><text:span text:style-name="_36_81">e</text:span><text:span text:style-name="_31_13">f</text:span><text:span text:style-name="_34_05">i</text:span><text:span text:style-name="_37_17">n</text:span><text:span text:style-name="_32_97">i</text:span><text:span text:style-name="_33_93">t</text:span><text:span text:style-name="_38_93">i</text:span><text:span text:style-name="_32_21">o</text:span><text:span text:style-name="_35_69">n</text:span><text:span text:style-name="_38_33">s</text:span><text:span text:style-name="_31_"> </text:span><text:span text:style-name="_34_73">m</text:span><text:span text:style-name="_37_73">i</text:span><text:span text:style-name="_32_73">g</text:span><text:span text:style-name="_35_21">h</text:span><text:span text:style-name="_38_01">t</text:span><text:span text:style-name="_31_"> </text:span><text:span text:style-name="_34_01">b</text:span><text:span text:style-name="_38_61">e</text:span><text:span text:style-name="_31_"> </text:span><text:span text:style-name="_35_69">f</text:span><text:span text:style-name="_37_53">r</text:span><text:span text:style-name="_31_13">a</text:span><text:span text:style-name="_35_09">m</text:span><text:span text:style-name="_38_61">e</text:span><text:span text:style-name="_31_05">d</text:span><text:span text:style-name="_33_01"> </text:span><text:span text:style-name="_37_13">s</text:span><text:span text:style-name="_31_41">o</text:span><text:span text:style-name="_33_01"> </text:span><text:span text:style-name="_38_21">a</text:span><text:span text:style-name="_32_85">s</text:span><text:span text:style-name="_33_01"> </text:span><text:span text:style-name="_37_61">t</text:span><text:span text:style-name="_37_7">o</text:span><text:span text:style-name="_33_01"> </text:span><text:span text:style-name="_37_37">r</text:span><text:span text:style-name="_31_73">e</text:span><text:span text:style-name="_34_37">f</text:span><text:span text:style-name="_38_73">l</text:span><text:span text:style-name="_38_9">e</text:span><text:span text:style-name="_35_97">c</text:span><text:span text:style-name="_37_97">t</text:span><text:span text:style-name="_31_"> </text:span><text:span text:style-name="_33_77">s</text:span><text:span text:style-name="_38_85">o</text:span><text:span text:style-name="_31_"> </text:span><text:span text:style-name="_35_73">f</text:span><text:span text:style-name="_36_89">a</text:span><text:span text:style-name="_32_33">r</text:span><text:span text:style-name="_33_01"> </text:span><text:span text:style-name="_38_97">a</text:span><text:span text:style-name="_32_73">s</text:span><text:span text:style-name="_33_01"> </text:span><text:span text:style-name="_38_97">p</text:span><text:span text:style-name="_32_57">o</text:span><text:span text:style-name="_35_01">s</text:span><text:span text:style-name="_38_25">s</text:span><text:span text:style-name="_31_73">i</text:span><text:span text:style-name="_34_65">b</text:span><text:span text:style-name="_38_25">l</text:span><text:span text:style-name="_32_69">e</text:span><text:span text:style-name="_33_01"> </text:span><text:span text:style-name="_38_73">t</text:span><text:span text:style-name="_32_25">h</text:span><text:span text:style-name="_35_61">e</text:span><text:span text:style-name="_36_01"> </text:span><text:span text:style-name="_31_65">n</text:span><text:span text:style-name="_34_65">o</text:span><text:span text:style-name="_37_37">r</text:span><text:span text:style-name="_37_7">m</text:span><text:span text:style-name="_33_93">a</text:span><text:span text:style-name="_38_21">l</text:span><text:span text:style-name="_31_"> </text:span><text:span text:style-name="_34_97">u</text:span><text:span text:style-name="_38_57">s</text:span><text:span text:style-name="_32_85">e</text:span><text:span text:style-name="_33_01"> </text:span><text:span text:style-name="_38_57">o</text:span><text:span text:style-name="_31_53">f</text:span><text:span text:style-name="_33_01"> </text:span><text:span text:style-name="_36_89">t</text:span><text:span text:style-name="_32_73">h</text:span><text:span text:style-name="_34_49">e</text:span><text:span text:style-name="_36_01"> </text:span><text:span text:style-name="_31_13">w</text:span><text:span text:style-name="_35_21">o</text:span><text:span text:style-name="_37_73">r</text:span><text:span text:style-name="_31_37">d</text:span><text:span text:style-name="_35_85">s</text:span><text:span text:style-name="_38_25">,</text:span><text:span text:style-name="_31_"> </text:span><text:span text:style-name="_35_97">b</text:span><text:span text:style-name="_38_61">u</text:span><text:span text:style-name="_31_05">t</text:span><text:span text:style-name="_33_01"> </text:span><text:span text:style-name="_38_69">t</text:span><text:span text:style-name="_32_73">h</text:span><text:span text:style-name="_35_57">i</text:span><text:span text:style-name="_38_97">s</text:span><text:span text:style-name="_31_"> </text:span><text:span text:style-name="_34_05">a</text:span><text:span text:style-name="_38_73">t</text:span><text:span text:style-name="_31_13">t</text:span><text:span text:style-name="_34_65">i</text:span><text:span text:style-name="_38_25">t</text:span><text:span text:style-name="_32_57">u</text:span><text:span text:style-name="_33_81">d</text:span><text:span text:style-name="_38_97">e</text:span><text:span text:style-name="_31_"> </text:span><text:span text:style-name="_35_37">i</text:span><text:span text:style-name="_38_57">s</text:span><text:span text:style-name="_31_"> </text:span><text:span text:style-name="_33_81">d</text:span><text:span text:style-name="_37_41">a</text:span><text:span text:style-name="_32_33">n</text:span><text:span text:style-name="_35_85">g</text:span><text:span text:style-name="_37_01">e</text:span><text:span text:style-name="_32_09">r</text:span><text:span text:style-name="_35_69">o</text:span><text:span text:style-name="_38_09">u</text:span><text:span text:style-name="_37_7">s</text:span><text:span text:style-name="_35_21">,</text:span><text:span text:style-name="_36_01"> </text:span><text:span text:style-name="_32_09">I</text:span><text:span text:style-name="_34_41">f</text:span><text:span text:style-name="_36_01"> </text:span><text:span text:style-name="_31_49">t</text:span><text:span text:style-name="_34_53">h</text:span><text:span text:style-name="_37_53">e</text:span><text:span text:style-name="_31_"> </text:span><text:span text:style-name="_34_61">m</text:span><text:span text:style-name="_37_01">e</text:span><text:span text:style-name="_31_65">a</text:span><text:span text:style-name="_34_97">n</text:span><text:span text:style-name="_38_61">i</text:span><text:span text:style-name="_32_33">n</text:span><text:span text:style-name="_35_85">g</text:span><text:span text:style-name="_36_01"> </text:span><text:span text:style-name="_31_65">o</text:span><text:span text:style-name="_34_53">f</text:span><text:span text:style-name="_36_01"> </text:span><text:span text:style-name="_32_37">t</text:span><text:span text:style-name="_33_93">h</text:span><text:span text:style-name="_38_01">e</text:span><text:span text:style-name="_31_"> </text:span><text:span text:style-name="_35_73">w</text:span><text:span text:style-name="_37_17">o</text:span><text:span text:style-name="_32_97">r</text:span><text:span text:style-name="_34_05">d</text:span><text:span text:style-name="_36_81">s</text:span><text:span text:style-name="_31_"> </text:span><text:span text:style-name="_34_49">"</text:span><text:span text:style-name="_37_41">m</text:span><text:span text:style-name="_31_97">a</text:span><text:span text:style-name="_34_49">c</text:span><text:span text:style-name="_38_61">h</text:span><text:span text:style-name="_32_85">i</text:span><text:span text:style-name="_35_61">n</text:span><text:span text:style-name="_37_61">e</text:span><text:span text:style-name="_32_57">"</text:span><text:span text:style-name="_33_01"> </text:span><text:span text:style-name="_37_73">a</text:span><text:span text:style-name="_32_61">n</text:span><text:span text:style-name="_34_65">d</text:span><text:span text:style-name="_36_01"> </text:span><text:span text:style-name="_31_61">"</text:span><text:span text:style-name="_35_57">t</text:span><text:span text:style-name="_37_01">h</text:span><text:span text:style-name="_32_37">i</text:span><text:span text:style-name="_34_53">n</text:span><text:span text:style-name="_38_57">k</text:span><text:span text:style-name="_31_05">"</text:span><text:span text:style-name="_33_01"> </text:span><text:span text:style-name="_37_61">a</text:span><text:span text:style-name="_31_17">r</text:span><text:span text:style-name="_33_77">e</text:span><text:span text:style-name="_36_01"> </text:span><text:span text:style-name="_32_21">t</text:span><text:span text:style-name="_35_93">o</text:span><text:span text:style-name="_36_01"> </text:span><text:span text:style-name="_32_69">b</text:span><text:span text:style-name="_34_13">e</text:span><text:span text:style-name="_36_01"> </text:span><text:span text:style-name="_31_41">f</text:span><text:span text:style-name="_34_01">o</text:span><text:span text:style-name="_37_37">u</text:span><text:span text:style-name="_31_05">n</text:span><text:span text:style-name="_35_13">d</text:span><text:span text:style-name="_36_01"> </text:span><text:span text:style-name="_32_81">b</text:span><text:span text:style-name="_35_61">y</text:span><text:span text:style-name="_36_01"> </text:span><text:span text:style-name="_31_37">e</text:span><text:span text:style-name="_34_13">x</text:span><text:span text:style-name="_36_77">a</text:span><text:span text:style-name="_31_37">m</text:span><text:span text:style-name="_33_77">i</text:span><text:span text:style-name="_36_93">n</text:span><text:span text:style-name="_31_01">i</text:span><text:span text:style-name="_35_81">n</text:span><text:span text:style-name="_36_81">g</text:span><text:span text:style-name="_31_"> </text:span><text:span text:style-name="_35_09">h</text:span><text:span text:style-name="_38_09">o</text:span><text:span text:style-name="_32_61">w</text:span><text:span text:style-name="_33_01"> </text:span><text:span text:style-name="_37_65">t</text:span><text:span text:style-name="_32_57">h</text:span><text:span text:style-name="_35_33">e</text:span><text:span text:style-name="_37_77">y</text:span><text:span text:style-name="_31_"> </text:span><text:span text:style-name="_35_13">a</text:span><text:span text:style-name="_38_81">r</text:span><text:span text:style-name="_38_1">e</text:span><text:span text:style-name="_33_01"> </text:span><text:span text:style-name="_38_37">c</text:span><text:span text:style-name="_38_1">o</text:span><text:span text:style-name="_34_77">m</text:span><text:span text:style-name="_37_73">m</text:span><text:span text:style-name="_32_81">o</text:span><text:span text:style-name="_35_37">n</text:span><text:span text:style-name="_38_81">l</text:span><text:span text:style-name="_31_37">y</text:span><text:span text:style-name="_33_01"> </text:span><text:span text:style-name="_37_13">u</text:span><text:span text:style-name="_32_69">s</text:span><text:span text:style-name="_35_01">e</text:span><text:span text:style-name="_38_25">d</text:span><text:span text:style-name="_31_"> </text:span><text:span text:style-name="_34_01">i</text:span><text:span text:style-name="_37_49">t</text:span><text:span text:style-name="_31_"> </text:span><text:span text:style-name="_35_33">i</text:span><text:span text:style-name="_38_81">s</text:span><text:span text:style-name="_31_"> </text:span><text:span text:style-name="_35_09">d</text:span><text:span text:style-name="_37_01">i</text:span><text:span text:style-name="_32_73">f</text:span><text:span text:style-name="_35_09">f</text:span><text:span text:style-name="_38_97">i</text:span><text:span text:style-name="_32_37">c</text:span><text:span text:style-name="_33_89">u</text:span><text:span text:style-name="_38_37">l</text:span><text:span text:style-name="_37_7">t</text:span><text:span text:style-name="_33_01"> </text:span><text:span text:style-name="_38_81">t</text:span><text:span text:style-name="_31_65">o</text:span><text:span text:style-name="_33_01"> </text:span><text:span text:style-name="_36_89">e</text:span><text:span text:style-name="_31_65">s</text:span><text:span text:style-name="_35_33">c</text:span><text:span text:style-name="_38_81">a</text:span><text:span text:style-name="_32_57">p</text:span><text:span text:style-name="_33_77">e</text:span><text:span text:style-name="_36_01"> </text:span><text:span text:style-name="_37_7">t</text:span><text:span text:style-name="_34_77">h</text:span><text:span text:style-name="_38_37">e</text:span><text:span text:style-name="_31_"> </text:span><text:span text:style-name="_34_41">c</text:span><text:span text:style-name="_37_49">o</text:span><text:span text:style-name="_31_97">n</text:span><text:span text:style-name="_34_53">c</text:span><text:span text:style-name="_37_05">l</text:span><text:span text:style-name="_31_13">u</text:span><text:span text:style-name="_34_97">s</text:span><text:span text:style-name="_38_25">i</text:span><text:span text:style-name="_31_77">o</text:span><text:span text:style-name="_33_81">n</text:span><text:span text:style-name="_36_01"> </text:span><text:span text:style-name="_32_93">t</text:span><text:span text:style-name="_34_37">h</text:span><text:span text:style-name="_38_97">a</text:span><text:span text:style-name="_32_93">t</text:span><text:span text:style-name="_33_01"> </text:span><text:span text:style-name="_38_25">t</text:span><text:span text:style-name="_31_17">h</text:span><text:span text:style-name="_35_01">e</text:span><text:span text:style-name="_36_01"> </text:span><text:span text:style-name="_32_73">m</text:span><text:span text:style-name="_34_17">e</text:span><text:span text:style-name="_37_17">a</text:span><text:span text:style-name="_32_33">n</text:span><text:span text:style-name="_35_09">i</text:span><text:span text:style-name="_38_61">n</text:span><text:span text:style-name="_31_53">g</text:span><text:span text:style-name="_33_01"> </text:span><text:span text:style-name="_36_77">a</text:span><text:span text:style-name="_32_61">n</text:span><text:span text:style-name="_35_09">d</text:span><text:span text:style-name="_36_01"> </text:span><text:span text:style-name="_31_65">t</text:span><text:span text:style-name="_34_65">h</text:span><text:span text:style-name="_37_49">e</text:span><text:span text:style-name="_31_"> </text:span><text:span text:style-name="_33_81">a</text:span><text:span text:style-name="_38_33">n</text:span><text:span text:style-name="_37_7">s</text:span><text:span text:style-name="_34_41">w</text:span><text:span text:style-name="_38_37">e</text:span><text:span text:style-name="_32_21">r</text:span><text:span text:style-name="_33_01"> </text:span><text:span text:style-name="_38_97">t</text:span><text:span text:style-name="_32_97">o</text:span><text:span text:style-name="_33_01"> </text:span><text:span text:style-name="_38_85">t</text:span><text:span text:style-name="_39_3">h</text:span><text:span text:style-name="_35_69">e</text:span><text:span text:style-name="_36_01"> </text:span><text:span text:style-name="_32_69">q</text:span><text:span text:style-name="_34_65">u</text:span><text:span text:style-name="_37_13">e</text:span><text:span text:style-name="_32_81">s</text:span><text:span text:style-name="_34_37">t</text:span><text:span text:style-name="_37_13">i</text:span><text:span text:style-name="_38_9">o</text:span><text:span text:style-name="_34_05">n</text:span><text:span text:style-name="_38_69">,</text:span><text:span text:style-name="_31_"> </text:span><text:span text:style-name="_34_37">"</text:span><text:span text:style-name="_36_81">C</text:span><text:span text:style-name="_38_9">a</text:span><text:span text:style-name="_35_97">n</text:span><text:span text:style-name="_36_01"> </text:span><text:span text:style-name="_31_05">m</text:span><text:span text:style-name="_35_09">a</text:span><text:span text:style-name="_38_13">c</text:span><text:span text:style-name="_32_57">h</text:span><text:span text:style-name="_34_65">i</text:span><text:span text:style-name="_37_77">n</text:span><text:span text:style-name="_32_21">e</text:span><text:span text:style-name="_35_61">s</text:span><text:span text:style-name="_36_01"> </text:span><text:span text:style-name="_32_97">t</text:span><text:span text:style-name="_35_09">h</text:span><text:span text:style-name="_37_73">i</text:span><text:span text:style-name="_31_13">n</text:span><text:span text:style-name="_35_25">k</text:span><text:span text:style-name="_38_33">?</text:span><text:span text:style-name="_31_97">"</text:span><text:span text:style-name="_33_01"> </text:span><text:span text:style-name="_38_69">i</text:span><text:span text:style-name="_32_57">s</text:span><text:span text:style-name="_33_01"> </text:span><text:span text:style-name="_37_41">t</text:span><text:span text:style-name="_31_49">o</text:span><text:span text:style-name="_33_01"> </text:span><text:span text:style-name="_38_13">b</text:span><text:span text:style-name="_38_9">e</text:span><text:span text:style-name="_33_01"> </text:span><text:span text:style-name="_38_57">s</text:span><text:span text:style-name="_38_9">o</text:span><text:span text:style-name="_34_37">u</text:span><text:span text:style-name="_37_65">g</text:span><text:span text:style-name="_32_21">h</text:span><text:span text:style-name="_35_73">t</text:span><text:span text:style-name="_36_01"> </text:span><text:span text:style-name="_31_41">i</text:span><text:span text:style-name="_35_97">n</text:span><text:span text:style-name="_36_01"> </text:span><text:span text:style-name="_31_61">a</text:span><text:span text:style-name="_33_01"> </text:span><text:span text:style-name="_38_01">s</text:span><text:span text:style-name="_32_09">t</text:span><text:span text:style-name="_35_73">a</text:span><text:span text:style-name="_37_41">t</text:span><text:span text:style-name="_31_13">i</text:span><text:span text:style-name="_35_93">s</text:span><text:span text:style-name="_37_97">t</text:span><text:span text:style-name="_39_3">i</text:span><text:span text:style-name="_34_61">c</text:span><text:span text:style-name="_38_61">a</text:span><text:span text:style-name="_32_13">l</text:span><text:span text:style-name="_33_01"> </text:span><text:span text:style-name="_38_37">s</text:span><text:span text:style-name="_38_9">u</text:span><text:span text:style-name="_34_01">r</text:span><text:span text:style-name="_38_25">v</text:span><text:span text:style-name="_32_81">e</text:span><text:span text:style-name="_35_69">y</text:span><text:span text:style-name="_36_01"> </text:span><text:span text:style-name="_31_05">s</text:span><text:span text:style-name="_34_77">u</text:span><text:span text:style-name="_36_81">c</text:span><text:span text:style-name="_31_17">h</text:span><text:span text:style-name="_33_01"> </text:span><text:span text:style-name="_37_61">a</text:span><text:span text:style-name="_31_05">s</text:span><text:span text:style-name="_33_01"> </text:span><text:span text:style-name="_38_37">a</text:span><text:span text:style-name="_31_"> </text:span><text:span text:style-name="_35_37">G</text:span><text:span text:style-name="_38_33">a</text:span><text:span text:style-name="_31_53">l</text:span><text:span text:style-name="_35_25">l</text:span><text:span text:style-name="_37_61">u</text:span><text:span text:style-name="_31_05">p</text:span><text:span text:style-name="_33_01"> </text:span><text:span text:style-name="_37_37">p</text:span><text:span text:style-name="_32_01">o</text:span><text:span text:style-name="_35_81">l</text:span><text:span text:style-name="_38_81">l</text:span><text:span text:style-name="_31_97">.</text:span><text:span text:style-name="_33_01"> </text:span><text:span text:style-name="_37_05">B</text:span><text:span text:style-name="_32_37">u</text:span><text:span text:style-name="_34_61">t</text:span><text:span text:style-name="_36_01"> </text:span><text:span text:style-name="_39_3">t</text:span><text:span text:style-name="_34_05">h</text:span><text:span text:style-name="_37_97">i</text:span><text:span text:style-name="_31_97">s</text:span><text:span text:style-name="_33_01"> </text:span><text:span text:style-name="_38_81">i</text:span><text:span text:style-name="_32_61">s</text:span><text:span text:style-name="_33_01"> </text:span><text:span text:style-name="_37_61">a</text:span><text:span text:style-name="_31_01">b</text:span><text:span text:style-name="_33_81">s</text:span><text:span text:style-name="_36_93">u</text:span><text:span text:style-name="_31_53">r</text:span><text:span text:style-name="_34_97">d</text:span><text:span text:style-name="_38_13">.</text:span><text:span text:style-name="_31_"> </text:span><text:span text:style-name="_35_33">I</text:span><text:span text:style-name="_38_81">n</text:span><text:span text:style-name="_32_09">s</text:span><text:span text:style-name="_34_37">t</text:span><text:span text:style-name="_37_65">e</text:span><text:span text:style-name="_32_21">a</text:span><text:span text:style-name="_34_05">d</text:span><text:span text:style-name="_36_01"> </text:span><text:span text:style-name="_31_65">o</text:span><text:span text:style-name="_35_21">f</text:span><text:span text:style-name="_36_01"> </text:span><text:span text:style-name="_31_01">a</text:span><text:span text:style-name="_34_53">t</text:span><text:span text:style-name="_38_21">t</text:span><text:span text:style-name="_32_57">e</text:span><text:span text:style-name="_35_13">m</text:span><text:span text:style-name="_38_21">p</text:span><text:span text:style-name="_31_49">t</text:span><text:span text:style-name="_35_01">i</text:span><text:span text:style-name="_36_93">n</text:span><text:span text:style-name="_31_61">g</text:span><text:span text:style-name="_33_01"> </text:span><text:span text:style-name="_38_73">s</text:span><text:span text:style-name="_32_21">u</text:span><text:span text:style-name="_34_37">c</text:span><text:span text:style-name="_38_69">h</text:span><text:span text:style-name="_31_"> </text:span><text:span text:style-name="_34_73">a</text:span><text:span text:style-name="_36_01"> </text:span><text:span text:style-name="_31_97">d</text:span><text:span text:style-name="_35_73">e</text:span><text:span text:style-name="_38_25">f</text:span><text:span text:style-name="_31_17">i</text:span><text:span text:style-name="_34_05">n</text:span><text:span text:style-name="_36_89">i</text:span><text:span text:style-name="_32_93">t</text:span><text:span text:style-name="_33_77">i</text:span><text:span text:style-name="_37_61">o</text:span><text:span text:style-name="_32_93">n</text:span><text:span text:style-name="_33_01"> </text:span><text:span text:style-name="_38_61">I</text:span><text:span text:style-name="_31_"> </text:span><text:span text:style-name="_34_37">s</text:span><text:span text:style-name="_38_21">h</text:span><text:span text:style-name="_31_97">a</text:span><text:span text:style-name="_33_89">l</text:span><text:span text:style-name="_37_53">l</text:span><text:span text:style-name="_31_"> </text:span><text:span text:style-name="_35_01">r</text:span><text:span text:style-name="_37_77">e</text:span><text:span text:style-name="_32_01">p</text:span><text:span text:style-name="_34_17">l</text:span><text:span text:style-name="_38_21">a</text:span><text:span text:style-name="_31_13">c</text:span><text:span text:style-name="_35_69">e</text:span><text:span text:style-name="_36_01"> </text:span><text:span text:style-name="_31_77">t</text:span><text:span text:style-name="_34_17">h</text:span><text:span text:style-name="_38_09">e</text:span><text:span text:style-name="_31_"> </text:span><text:span text:style-name="_35_73">q</text:span><text:span text:style-name="_37_77">u</text:span><text:span text:style-name="_31_97">e</text:span><text:span text:style-name="_34_97">s</text:span><text:span text:style-name="_37_53">t</text:span><text:span text:style-name="_31_61">i</text:span><text:span text:style-name="_34_17">o</text:span><text:span text:style-name="_37_05">n</text:span><text:span text:style-name="_31_"> </text:span><text:span text:style-name="_35_69">b</text:span><text:span text:style-name="_38_09">y</text:span><text:span text:style-name="_31_"> </text:span><text:span text:style-name="_33_89">a</text:span><text:span text:style-name="_38_93">n</text:span><text:span text:style-name="_32_57">o</text:span><text:span text:style-name="_35_97">t</text:span><text:span text:style-name="_38_09">h</text:span><text:span text:style-name="_31_41">e</text:span><text:span text:style-name="_35_85">r</text:span><text:span text:style-name="_38_81">,</text:span><text:span text:style-name="_31_"> </text:span><text:span text:style-name="_35_33">w</text:span><text:span text:style-name="_38_25">h</text:span><text:span text:style-name="_31_61">i</text:span><text:span text:style-name="_35_09">c</text:span><text:span text:style-name="_38_93">h</text:span><text:span text:style-name="_31_"> </text:span><text:span text:style-name="_34_41">i</text:span><text:span text:style-name="_38_93">s</text:span><text:span text:style-name="_31_"> </text:span><text:span text:style-name="_35_97">c</text:span><text:span text:style-name="_38_81">l</text:span><text:span text:style-name="_32_93">o</text:span><text:span text:style-name="_33_81">s</text:span><text:span text:style-name="_37_77">e</text:span><text:span text:style-name="_32_85">l</text:span><text:span text:style-name="_34_49">y</text:span><text:span text:style-name="_36_01"> </text:span><text:span text:style-name="_32_69">r</text:span><text:span text:style-name="_34_37">e</text:span><text:span text:style-name="_37_13">l</text:span><text:span text:style-name="_32_97">a</text:span><text:span text:style-name="_35_73">t</text:span><text:span text:style-name="_38_01">e</text:span><text:span text:style-name="_32_21">d</text:span><text:span text:style-name="_33_01"> </text:span><text:span text:style-name="_37_65">t</text:span><text:span text:style-name="_31_61">o</text:span><text:span text:style-name="_33_01"> </text:span><text:span text:style-name="_37_41">i</text:span><text:span text:style-name="_37_7">t</text:span><text:span text:style-name="_33_01"> </text:span><text:span text:style-name="_37_61">a</text:span><text:span text:style-name="_32_33">n</text:span><text:span text:style-name="_34_17">d</text:span><text:span text:style-name="_36_01"> </text:span><text:span text:style-name="_31_13">i</text:span><text:span text:style-name="_35_25">s</text:span><text:span text:style-name="_36_01"> </text:span><text:span text:style-name="_32_69">e</text:span><text:span text:style-name="_34_49">x</text:span><text:span text:style-name="_36_81">p</text:span><text:span text:style-name="_38_9">r</text:span><text:span text:style-name="_34_05">e</text:span><text:span text:style-name="_37_65">s</text:span><text:span text:style-name="_31_41">s</text:span><text:span text:style-name="_34_01">e</text:span><text:span text:style-name="_37_73">d</text:span><text:span text:style-name="_31_"> </text:span><text:span text:style-name="_35_61">i</text:span><text:span text:style-name="_38_61">n</text:span><text:span text:style-name="_31_"> </text:span><text:span text:style-name="_34_53">r</text:span><text:span text:style-name="_38_25">e</text:span><text:span text:style-name="_31_97">l</text:span><text:span text:style-name="_35_33">a</text:span><text:span text:style-name="_37_61">t</text:span><text:span text:style-name="_31_17">i</text:span><text:span text:style-name="_35_61">v</text:span><text:span text:style-name="_37_13">e</text:span><text:span text:style-name="_31_73">l</text:span><text:span text:style-name="_35_33">y</text:span><text:span text:style-name="_36_01"> </text:span><text:span text:style-name="_32_93">u</text:span><text:span text:style-name="_34_49">n</text:span><text:span text:style-name="_38_37">a</text:span><text:span text:style-name="_32_13">m</text:span><text:span text:style-name="_35_01">b</text:span><text:span text:style-name="_37_01">i</text:span><text:span text:style-name="_32_97">g</text:span><text:span text:style-name="_34_01">u</text:span><text:span text:style-name="_37_61">o</text:span><text:span text:style-name="_31_49">u</text:span><text:span text:style-name="_34_01">s</text:span><text:span text:style-name="_36_01"> </text:span><text:span text:style-name="_32_25">w</text:span><text:span text:style-name="_34_01">o</text:span><text:span text:style-name="_38_25">r</text:span><text:span text:style-name="_32_57">d</text:span><text:span text:style-name="_34_65">s</text:span><text:span text:style-name="_37_05">.</text:span></text:p>
      <text:p text:style-name="P1"><text:span text:style-name="_32_69">T</text:span><text:span text:style-name="_33_81">h</text:span><text:span text:style-name="_36_89">e</text:span><text:span text:style-name="_31_"> </text:span><text:span text:style-name="_33_77">n</text:span><text:span text:style-name="_38_37">e</text:span><text:span text:style-name="_31_97">w</text:span><text:span text:style-name="_33_01"> </text:span><text:span text:style-name="_38_33">f</text:span><text:span text:style-name="_32_61">o</text:span><text:span text:style-name="_34_65">r</text:span><text:span text:style-name="_36_89">m</text:span><text:span text:style-name="_31_"> </text:span><text:span text:style-name="_33_81">o</text:span><text:span text:style-name="_37_13">f</text:span><text:span text:style-name="_31_"> </text:span><text:span text:style-name="_34_17">t</text:span><text:span text:style-name="_37_77">h</text:span><text:span text:style-name="_31_01">e</text:span><text:span text:style-name="_33_01"> </text:span><text:span text:style-name="_38_09">p</text:span><text:span text:style-name="_31_53">r</text:span><text:span text:style-name="_34_77">o</text:span><text:span text:style-name="_37_61">b</text:span><text:span text:style-name="_31_49">l</text:span><text:span text:style-name="_33_93">e</text:span><text:span text:style-name="_36_89">m</text:span><text:span text:style-name="_31_"> </text:span><text:span text:style-name="_35_57">c</text:span><text:span text:style-name="_38_01">a</text:span><text:span text:style-name="_31_61">n</text:span><text:span text:style-name="_33_01"> </text:span><text:span text:style-name="_37_49">b</text:span><text:span text:style-name="_31_05">e</text:span><text:span text:style-name="_33_01"> </text:span><text:span text:style-name="_36_81">d</text:span><text:span text:style-name="_31_97">e</text:span><text:span text:style-name="_35_01">s</text:span><text:span text:style-name="_38_93">c</text:span><text:span text:style-name="_32_09">r</text:span><text:span text:style-name="_35_85">i</text:span><text:span text:style-name="_37_53">b</text:span><text:span text:style-name="_32_97">e</text:span><text:span text:style-name="_35_61">d</text:span><text:span text:style-name="_36_01"> </text:span><text:span text:style-name="_31_37">i</text:span><text:span text:style-name="_35_33">n</text:span><text:span text:style-name="_36_01"> </text:span><text:span text:style-name="_32_61">t</text:span><text:span text:style-name="_33_77">e</text:span><text:span text:style-name="_37_77">r</text:span><text:span text:style-name="_32_85">m</text:span><text:span text:style-name="_34_05">s</text:span><text:span text:style-name="_36_01"> </text:span><text:span text:style-name="_31_53">o</text:span><text:span text:style-name="_34_05">f</text:span><text:span text:style-name="_36_01"> </text:span><text:span text:style-name="_31_01">a</text:span><text:span text:style-name="_33_01"> </text:span><text:span text:style-name="_38_25">g</text:span><text:span text:style-name="_32_21">a</text:span><text:span text:style-name="_34_01">m</text:span><text:span text:style-name="_38_61">e</text:span><text:span text:style-name="_31_"> </text:span><text:span text:style-name="_35_81">w</text:span><text:span text:style-name="_36_81">h</text:span><text:span text:style-name="_31_65">i</text:span><text:span text:style-name="_35_25">c</text:span><text:span text:style-name="_37_05">h</text:span><text:span text:style-name="_31_"> </text:span><text:span text:style-name="_33_81">w</text:span><text:span text:style-name="_36_77">e</text:span><text:span text:style-name="_31_"> </text:span><text:span text:style-name="_35_37">c</text:span><text:span text:style-name="_38_61">a</text:span><text:span text:style-name="_32_13">l</text:span><text:span text:style-name="_35_13">l</text:span><text:span text:style-name="_36_01"> </text:span><text:span text:style-name="_31_77">t</text:span><text:span text:style-name="_34_53">h</text:span><text:span text:style-name="_37_73">e</text:span><text:span text:style-name="_31_"> </text:span><text:span text:style-name="_34_97">'</text:span><text:span text:style-name="_38_09">i</text:span><text:span text:style-name="_32_85">m</text:span><text:span text:style-name="_35_37">i</text:span><text:span text:style-name="_37_65">t</text:span><text:span text:style-name="_31_01">a</text:span><text:span text:style-name="_34_37">t</text:span><text:span text:style-name="_36_77">i</text:span><text:span text:style-name="_32_57">o</text:span><text:span text:style-name="_35_85">n</text:span><text:span text:style-name="_36_01"> </text:span><text:span text:style-name="_32_09">g</text:span><text:span text:style-name="_35_25">a</text:span><text:span text:style-name="_37_37">m</text:span><text:span text:style-name="_32_13">e</text:span><text:span text:style-name="_35_57">.</text:span><text:span text:style-name="_38_69">"</text:span><text:span text:style-name="_31_"> </text:span><text:span text:style-name="_35_85">I</text:span><text:span text:style-name="_38_37">t</text:span><text:span text:style-name="_31_"> </text:span><text:span text:style-name="_33_89">i</text:span><text:span text:style-name="_38_93">s</text:span><text:span text:style-name="_31_"> </text:span><text:span text:style-name="_35_85">p</text:span><text:span text:style-name="_38_97">l</text:span><text:span text:style-name="_38_9">a</text:span><text:span text:style-name="_34_53">y</text:span><text:span text:style-name="_38_01">e</text:span><text:span text:style-name="_32_21">d</text:span><text:span text:style-name="_33_01"> </text:span><text:span text:style-name="_36_93">w</text:span><text:span text:style-name="_32_01">i</text:span><text:span text:style-name="_35_81">t</text:span><text:span text:style-name="_37_65">h</text:span><text:span text:style-name="_31_"> </text:span><text:span text:style-name="_35_33">t</text:span><text:span text:style-name="_38_81">h</text:span><text:span text:style-name="_31_61">r</text:span><text:span text:style-name="_34_13">e</text:span><text:span text:style-name="_37_73">e</text:span><text:span text:style-name="_31_"> </text:span><text:span text:style-name="_35_73">p</text:span><text:span text:style-name="_38_85">e</text:span><text:span text:style-name="_31_65">o</text:span><text:span text:style-name="_35_73">p</text:span><text:span text:style-name="_38_81">l</text:span><text:span text:style-name="_31_97">e</text:span><text:span text:style-name="_35_73">,</text:span><text:span text:style-name="_36_01"> </text:span><text:span text:style-name="_32_09">a</text:span><text:span text:style-name="_33_01"> </text:span><text:span text:style-name="_37_41">m</text:span><text:span text:style-name="_32_01">a</text:span><text:span text:style-name="_35_13">n</text:span><text:span text:style-name="_36_01"> </text:span><text:span text:style-name="_32_73">(</text:span><text:span text:style-name="_34_49">A</text:span><text:span text:style-name="_37_37">)</text:span><text:span text:style-name="_32_37">,</text:span><text:span text:style-name="_33_01"> </text:span><text:span text:style-name="_37_53">a</text:span><text:span text:style-name="_31_"> </text:span><text:span text:style-name="_35_97">w</text:span><text:span text:style-name="_37_05">o</text:span><text:span text:style-name="_32_37">m</text:span><text:span text:style-name="_35_01">a</text:span><text:span text:style-name="_37_97">n</text:span><text:span text:style-name="_31_"> </text:span><text:span text:style-name="_35_09">(</text:span><text:span text:style-name="_37_49">B</text:span><text:span text:style-name="_32_97">)</text:span><text:span text:style-name="_35_93">,</text:span><text:span text:style-name="_36_01"> </text:span><text:span text:style-name="_31_61">a</text:span><text:span text:style-name="_34_61">n</text:span><text:span text:style-name="_37_41">d</text:span><text:span text:style-name="_31_"> </text:span><text:span text:style-name="_35_09">a</text:span><text:span text:style-name="_38_33">n</text:span><text:span text:style-name="_31_"> </text:span><text:span text:style-name="_35_57">i</text:span><text:span text:style-name="_37_01">n</text:span><text:span text:style-name="_32_97">t</text:span><text:span text:style-name="_35_09">e</text:span><text:span text:style-name="_38_69">r</text:span><text:span text:style-name="_32_37">r</text:span><text:span text:style-name="_35_73">o</text:span><text:span text:style-name="_37_17">g</text:span><text:span text:style-name="_31_61">a</text:span><text:span text:style-name="_34_77">t</text:span><text:span text:style-name="_37_65">o</text:span><text:span text:style-name="_32_37">r</text:span><text:span text:style-name="_33_01"> </text:span><text:span text:style-name="_37_49">(</text:span><text:span text:style-name="_32_01">C</text:span><text:span text:style-name="_35_69">)</text:span><text:span text:style-name="_36_01"> </text:span><text:span text:style-name="_32_61">w</text:span><text:span text:style-name="_35_09">h</text:span><text:span text:style-name="_37_41">o</text:span><text:span text:style-name="_31_"> </text:span><text:span text:style-name="_35_69">m</text:span><text:span text:style-name="_38_01">a</text:span><text:span text:style-name="_31_77">y</text:span><text:span text:style-name="_33_01"> </text:span><text:span text:style-name="_37_53">b</text:span><text:span text:style-name="_32_93">e</text:span><text:span text:style-name="_33_01"> </text:span><text:span text:style-name="_38_01">o</text:span><text:span text:style-name="_39_3">f</text:span><text:span text:style-name="_33_01"> </text:span><text:span text:style-name="_38_93">e</text:span><text:span text:style-name="_39_3">i</text:span><text:span text:style-name="_34_53">t</text:span><text:span text:style-name="_38_69">h</text:span><text:span text:style-name="_31_61">e</text:span><text:span text:style-name="_33_81">r</text:span><text:span text:style-name="_36_01"> </text:span><text:span text:style-name="_31_73">s</text:span><text:span text:style-name="_35_81">e</text:span><text:span text:style-name="_38_57">x</text:span><text:span text:style-name="_32_93">.</text:span><text:span text:style-name="_33_01"> </text:span><text:span text:style-name="_37_49">T</text:span><text:span text:style-name="_32_81">h</text:span><text:span text:style-name="_33_93">e</text:span><text:span text:style-name="_36_01"> </text:span><text:span text:style-name="_31_65">i</text:span><text:span text:style-name="_35_85">n</text:span><text:span text:style-name="_38_13">t</text:span><text:span text:style-name="_31_49">e</text:span><text:span text:style-name="_35_93">r</text:span><text:span text:style-name="_36_81">r</text:span><text:span text:style-name="_31_53">o</text:span><text:span text:style-name="_34_17">g</text:span><text:span text:style-name="_37_05">a</text:span><text:span text:style-name="_31_65">t</text:span><text:span text:style-name="_35_81">o</text:span><text:span text:style-name="_37_61">r</text:span><text:span text:style-name="_31_"> </text:span><text:span text:style-name="_35_69">s</text:span><text:span text:style-name="_38_21">t</text:span><text:span text:style-name="_32_69">a</text:span><text:span text:style-name="_35_97">y</text:span><text:span text:style-name="_37_97">s</text:span><text:span text:style-name="_31_"> </text:span><text:span text:style-name="_35_85">i</text:span><text:span text:style-name="_37_97">n</text:span><text:span text:style-name="_31_"> </text:span><text:span text:style-name="_34_77">a</text:span><text:span text:style-name="_36_01"> </text:span><text:span text:style-name="_31_37">r</text:span><text:span text:style-name="_34_41">o</text:span><text:span text:style-name="_37_41">o</text:span><text:span text:style-name="_31_65">m</text:span><text:span text:style-name="_33_01"> </text:span><text:span text:style-name="_38_81">a</text:span><text:span text:style-name="_39_3">p</text:span><text:span text:style-name="_35_13">a</text:span><text:span text:style-name="_36_81">r</text:span><text:span text:style-name="_31_53">t</text:span><text:span text:style-name="_33_01"> </text:span><text:span text:style-name="_37_61">f</text:span><text:span text:style-name="_32_97">r</text:span><text:span text:style-name="_35_69">o</text:span><text:span text:style-name="_38_57">n</text:span><text:span text:style-name="_31_05">t</text:span><text:span text:style-name="_33_01"> </text:span><text:span text:style-name="_38_85">t</text:span><text:span text:style-name="_38_9">h</text:span><text:span text:style-name="_34_37">e</text:span><text:span text:style-name="_36_01"> </text:span><text:span text:style-name="_32_13">o</text:span><text:span text:style-name="_34_53">t</text:span><text:span text:style-name="_38_69">h</text:span><text:span text:style-name="_32_21">e</text:span><text:span text:style-name="_34_37">r</text:span><text:span text:style-name="_36_01"> </text:span><text:span text:style-name="_32_85">t</text:span><text:span text:style-name="_35_13">w</text:span><text:span text:style-name="_37_61">o</text:span><text:span text:style-name="_31_41">.</text:span><text:span text:style-name="_33_01"> </text:span><text:span text:style-name="_38_61">T</text:span><text:span text:style-name="_32_37">h</text:span><text:span text:style-name="_34_97">e</text:span><text:span text:style-name="_36_01"> </text:span><text:span text:style-name="_32_81">o</text:span><text:span text:style-name="_35_61">b</text:span><text:span text:style-name="_38_97">j</text:span><text:span text:style-name="_32_97">e</text:span><text:span text:style-name="_34_41">c</text:span><text:span text:style-name="_37_13">t</text:span><text:span text:style-name="_31_"> </text:span><text:span text:style-name="_34_49">o</text:span><text:span text:style-name="_37_73">f</text:span><text:span text:style-name="_31_"> </text:span><text:span text:style-name="_34_53">t</text:span><text:span text:style-name="_38_69">h</text:span><text:span text:style-name="_31_97">e</text:span><text:span text:style-name="_33_01"> </text:span><text:span text:style-name="_36_77">g</text:span><text:span text:style-name="_31_01">a</text:span><text:span text:style-name="_34_13">m</text:span><text:span text:style-name="_37_41">e</text:span><text:span text:style-name="_31_"> </text:span><text:span text:style-name="_35_25">f</text:span><text:span text:style-name="_38_33">o</text:span><text:span text:style-name="_32_01">r</text:span><text:span text:style-name="_33_01"> </text:span><text:span text:style-name="_38_93">t</text:span><text:span text:style-name="_32_25">h</text:span><text:span text:style-name="_34_65">e</text:span><text:span text:style-name="_36_01"> </text:span><text:span text:style-name="_38_1">i</text:span><text:span text:style-name="_35_81">n</text:span><text:span text:style-name="_37_97">t</text:span><text:span text:style-name="_32_37">e</text:span><text:span text:style-name="_35_85">r</text:span><text:span text:style-name="_38_97">r</text:span><text:span text:style-name="_32_33">o</text:span><text:span text:style-name="_34_53">g</text:span><text:span text:style-name="_37_65">a</text:span><text:span text:style-name="_32_33">t</text:span><text:span text:style-name="_34_65">o</text:span><text:span text:style-name="_38_85">r</text:span><text:span text:style-name="_31_"> </text:span><text:span text:style-name="_34_65">i</text:span><text:span text:style-name="_38_93">s</text:span><text:span text:style-name="_31_"> </text:span><text:span text:style-name="_34_41">t</text:span><text:span text:style-name="_37_01">o</text:span><text:span text:style-name="_31_"> </text:span><text:span text:style-name="_35_73">d</text:span><text:span text:style-name="_36_81">e</text:span><text:span text:style-name="_32_13">t</text:span><text:span text:style-name="_34_05">e</text:span><text:span text:style-name="_38_09">r</text:span><text:span text:style-name="_32_13">m</text:span><text:span text:style-name="_35_57">i</text:span><text:span text:style-name="_36_81">n</text:span><text:span text:style-name="_31_01">e</text:span><text:span text:style-name="_33_01"> </text:span><text:span text:style-name="_37_37">w</text:span><text:span text:style-name="_32_85">h</text:span><text:span text:style-name="_35_01">i</text:span><text:span text:style-name="_37_65">c</text:span><text:span text:style-name="_31_13">h</text:span><text:span text:style-name="_33_01"> </text:span><text:span text:style-name="_38_09">o</text:span><text:span text:style-name="_31_41">f</text:span><text:span text:style-name="_33_01"> </text:span><text:span text:style-name="_37_13">t</text:span><text:span text:style-name="_38_1">h</text:span><text:span text:style-name="_33_93">e</text:span><text:span text:style-name="_36_01"> </text:span><text:span text:style-name="_31_01">o</text:span><text:span text:style-name="_33_77">t</text:span><text:span text:style-name="_37_73">h</text:span><text:span text:style-name="_38_9">e</text:span><text:span text:style-name="_35_97">r</text:span><text:span text:style-name="_36_01"> </text:span><text:span text:style-name="_31_13">t</text:span><text:span text:style-name="_34_97">w</text:span><text:span text:style-name="_38_73">o</text:span><text:span text:style-name="_31_"> </text:span><text:span text:style-name="_35_81">i</text:span><text:span text:style-name="_37_05">s</text:span><text:span text:style-name="_31_"> </text:span><text:span text:style-name="_34_13">t</text:span><text:span text:style-name="_38_57">h</text:span><text:span text:style-name="_32_73">e</text:span><text:span text:style-name="_33_01"> </text:span><text:span text:style-name="_37_17">m</text:span><text:span text:style-name="_31_61">a</text:span><text:span text:style-name="_35_33">n</text:span><text:span text:style-name="_36_01"> </text:span><text:span text:style-name="_31_17">a</text:span><text:span text:style-name="_34_77">n</text:span><text:span text:style-name="_38_97">d</text:span><text:span text:style-name="_31_"> </text:span><text:span text:style-name="_35_61">w</text:span><text:span text:style-name="_38_13">h</text:span><text:span text:style-name="_32_25">i</text:span><text:span text:style-name="_34_17">c</text:span><text:span text:style-name="_38_13">h</text:span><text:span text:style-name="_31_"> </text:span><text:span text:style-name="_33_93">i</text:span><text:span text:style-name="_38_57">s</text:span><text:span text:style-name="_31_"> </text:span><text:span text:style-name="_34_53">t</text:span><text:span text:style-name="_38_25">h</text:span><text:span text:style-name="_31_37">e</text:span><text:span text:style-name="_33_01"> </text:span><text:span text:style-name="_38_93">w</text:span><text:span text:style-name="_32_57">o</text:span><text:span text:style-name="_34_01">m</text:span><text:span text:style-name="_38_57">a</text:span><text:span text:style-name="_32_25">n</text:span><text:span text:style-name="_35_73">.</text:span><text:span text:style-name="_36_01"> </text:span><text:span text:style-name="_31_73">H</text:span><text:span text:style-name="_33_93">e</text:span><text:span text:style-name="_36_01"> </text:span><text:span text:style-name="_32_37">k</text:span><text:span text:style-name="_34_77">n</text:span><text:span text:style-name="_38_61">o</text:span><text:span text:style-name="_31_53">w</text:span><text:span text:style-name="_33_77">s</text:span><text:span text:style-name="_36_01"> </text:span><text:span text:style-name="_39_3">t</text:span><text:span text:style-name="_34_97">h</text:span><text:span text:style-name="_37_65">e</text:span><text:span text:style-name="_38_1">m</text:span><text:span text:style-name="_33_01"> </text:span><text:span text:style-name="_38_97">b</text:span><text:span text:style-name="_38_1">y</text:span><text:span text:style-name="_33_01"> </text:span><text:span text:style-name="_38_21">l</text:span><text:span text:style-name="_32_25">a</text:span><text:span text:style-name="_34_13">b</text:span><text:span text:style-name="_38_57">e</text:span><text:span text:style-name="_32_57">l</text:span><text:span text:style-name="_34_37">s</text:span><text:span text:style-name="_36_01"> </text:span><text:span text:style-name="_31_41">X</text:span><text:span text:style-name="_33_01"> </text:span><text:span text:style-name="_37_41">a</text:span><text:span text:style-name="_31_49">n</text:span><text:span text:style-name="_35_37">d</text:span><text:span text:style-name="_36_01"> </text:span><text:span text:style-name="_32_93">Y</text:span><text:span text:style-name="_34_01">,</text:span><text:span text:style-name="_36_01"> </text:span><text:span text:style-name="_37_7">a</text:span><text:span text:style-name="_34_05">n</text:span><text:span text:style-name="_38_81">d</text:span><text:span text:style-name="_31_"> </text:span><text:span text:style-name="_35_69">a</text:span><text:span text:style-name="_36_81">t</text:span><text:span text:style-name="_31_"> </text:span><text:span text:style-name="_35_81">t</text:span><text:span text:style-name="_38_13">h</text:span><text:span text:style-name="_32_25">e</text:span><text:span text:style-name="_33_01"> </text:span><text:span text:style-name="_37_73">e</text:span><text:span text:style-name="_32_01">n</text:span><text:span text:style-name="_33_81">d</text:span><text:span text:style-name="_36_01"> </text:span><text:span text:style-name="_32_81">o</text:span><text:span text:style-name="_33_89">f</text:span><text:span text:style-name="_36_01"> </text:span><text:span text:style-name="_31_53">t</text:span><text:span text:style-name="_35_37">h</text:span><text:span text:style-name="_38_33">e</text:span><text:span text:style-name="_31_"> </text:span><text:span text:style-name="_35_21">g</text:span><text:span text:style-name="_36_77">a</text:span><text:span text:style-name="_31_73">m</text:span><text:span text:style-name="_35_81">e</text:span><text:span text:style-name="_36_01"> </text:span><text:span text:style-name="_31_37">h</text:span><text:span text:style-name="_34_41">e</text:span><text:span text:style-name="_36_01"> </text:span><text:span text:style-name="_32_69">s</text:span><text:span text:style-name="_34_61">a</text:span><text:span text:style-name="_38_61">y</text:span><text:span text:style-name="_32_21">s</text:span><text:span text:style-name="_33_01"> </text:span><text:span text:style-name="_38_21">e</text:span><text:span text:style-name="_32_25">i</text:span><text:span text:style-name="_34_73">t</text:span><text:span text:style-name="_38_25">h</text:span><text:span text:style-name="_31_49">e</text:span><text:span text:style-name="_34_49">r</text:span><text:span text:style-name="_36_01"> </text:span><text:span text:style-name="_32_81">"</text:span><text:span text:style-name="_35_13">X</text:span><text:span text:style-name="_36_01"> </text:span><text:span text:style-name="_32_73">i</text:span><text:span text:style-name="_33_77">s</text:span><text:span text:style-name="_36_01"> </text:span><text:span text:style-name="_32_85">A</text:span><text:span text:style-name="_33_01"> </text:span><text:span text:style-name="_37_77">a</text:span><text:span text:style-name="_32_61">n</text:span><text:span text:style-name="_35_01">d</text:span><text:span text:style-name="_36_01"> </text:span><text:span text:style-name="_31_13">Y</text:span><text:span text:style-name="_33_01"> </text:span><text:span text:style-name="_36_93">i</text:span><text:span text:style-name="_32_97">s</text:span><text:span text:style-name="_33_01"> </text:span><text:span text:style-name="_38_61">B</text:span><text:span text:style-name="_31_13">"</text:span><text:span text:style-name="_33_01"> </text:span><text:span text:style-name="_37_65">o</text:span><text:span text:style-name="_32_73">r</text:span><text:span text:style-name="_33_01"> </text:span><text:span text:style-name="_38_33">"</text:span><text:span text:style-name="_37_7">X</text:span><text:span text:style-name="_33_01"> </text:span><text:span text:style-name="_38_57">i</text:span><text:span text:style-name="_31_53">s</text:span><text:span text:style-name="_33_01"> </text:span><text:span text:style-name="_37_65">B</text:span><text:span text:style-name="_31_"> </text:span><text:span text:style-name="_34_49">a</text:span><text:span text:style-name="_38_97">n</text:span><text:span text:style-name="_31_77">d</text:span><text:span text:style-name="_33_01"> </text:span><text:span text:style-name="_37_05">Y</text:span><text:span text:style-name="_31_"> </text:span><text:span text:style-name="_35_85">i</text:span><text:span text:style-name="_38_37">s</text:span><text:span text:style-name="_31_"> </text:span><text:span text:style-name="_34_97">A</text:span><text:span text:style-name="_37_17">.</text:span><text:span text:style-name="_32_93">"</text:span><text:span text:style-name="_33_01"> </text:span><text:span text:style-name="_37_49">T</text:span><text:span text:style-name="_32_73">h</text:span><text:span text:style-name="_35_93">e</text:span><text:span text:style-name="_36_01"> </text:span><text:span text:style-name="_32_37">i</text:span><text:span text:style-name="_33_89">n</text:span><text:span text:style-name="_37_97">t</text:span><text:span text:style-name="_32_97">e</text:span><text:span text:style-name="_33_93">r</text:span><text:span text:style-name="_38_37">r</text:span><text:span text:style-name="_31_37">o</text:span><text:span text:style-name="_35_21">g</text:span><text:span text:style-name="_38_01">a</text:span><text:span text:style-name="_32_33">t</text:span><text:span text:style-name="_33_77">o</text:span><text:span text:style-name="_37_05">r</text:span><text:span text:style-name="_31_"> </text:span><text:span text:style-name="_33_77">i</text:span><text:span text:style-name="_38_85">s</text:span><text:span text:style-name="_31_"> </text:span><text:span text:style-name="_34_61">a</text:span><text:span text:style-name="_38_33">l</text:span><text:span text:style-name="_31_53">l</text:span><text:span text:style-name="_34_77">o</text:span><text:span text:style-name="_38_37">w</text:span><text:span text:style-name="_31_01">e</text:span><text:span text:style-name="_34_61">d</text:span><text:span text:style-name="_36_01"> </text:span><text:span text:style-name="_32_61">t</text:span><text:span text:style-name="_35_97">o</text:span><text:span text:style-name="_36_01"> </text:span><text:span text:style-name="_31_49">p</text:span><text:span text:style-name="_33_81">u</text:span><text:span text:style-name="_38_69">t</text:span><text:span text:style-name="_31_"> </text:span><text:span text:style-name="_35_61">q</text:span><text:span text:style-name="_36_93">u</text:span><text:span text:style-name="_32_73">e</text:span><text:span text:style-name="_34_53">s</text:span><text:span text:style-name="_38_01">t</text:span><text:span text:style-name="_32_09">i</text:span><text:span text:style-name="_34_37">o</text:span><text:span text:style-name="_38_85">n</text:span><text:span text:style-name="_31_37">s</text:span><text:span text:style-name="_33_01"> </text:span><text:span text:style-name="_38_25">t</text:span><text:span text:style-name="_32_81">o</text:span><text:span text:style-name="_33_01"> </text:span><text:span text:style-name="_36_93">A</text:span><text:span text:style-name="_31_"> </text:span><text:span text:style-name="_35_37">a</text:span><text:span text:style-name="_37_77">n</text:span><text:span text:style-name="_32_61">d</text:span><text:span text:style-name="_33_01"> </text:span><text:span text:style-name="_37_13">B</text:span><text:span text:style-name="_31_"> </text:span><text:span text:style-name="_34_65">t</text:span><text:span text:style-name="_38_97">h</text:span><text:span text:style-name="_32_13">u</text:span><text:span text:style-name="_34_13">s</text:span><text:span text:style-name="_36_77">:</text:span></text:p>
      <text:p text:style-name="P1"><text:span text:style-name="_32_01">C</text:span><text:span text:style-name="_35_33">:</text:span><text:span text:style-name="_36_01"> </text:span><text:span text:style-name="_32_93">W</text:span><text:span text:style-name="_35_13">i</text:span><text:span text:style-name="_36_77">l</text:span><text:span text:style-name="_32_57">l</text:span><text:span text:style-name="_33_01"> </text:span><text:span text:style-name="_37_65">X</text:span><text:span text:style-name="_31_"> </text:span><text:span text:style-name="_33_89">p</text:span><text:span text:style-name="_38_01">l</text:span><text:span text:style-name="_32_25">e</text:span><text:span text:style-name="_33_89">a</text:span><text:span text:style-name="_37_65">s</text:span><text:span text:style-name="_31_37">e</text:span><text:span text:style-name="_33_01"> </text:span><text:span text:style-name="_36_77">t</text:span><text:span text:style-name="_31_61">e</text:span><text:span text:style-name="_35_57">l</text:span><text:span text:style-name="_36_93">l</text:span><text:span text:style-name="_31_"> </text:span><text:span text:style-name="_34_97">m</text:span><text:span text:style-name="_38_81">e</text:span><text:span text:style-name="_31_"> </text:span><text:span text:style-name="_33_77">t</text:span><text:span text:style-name="_37_61">h</text:span><text:span text:style-name="_32_13">e</text:span><text:span text:style-name="_33_01"> </text:span><text:span text:style-name="_37_49">l</text:span><text:span text:style-name="_31_65">e</text:span><text:span text:style-name="_33_81">n</text:span><text:span text:style-name="_37_13">g</text:span><text:span text:style-name="_31_53">t</text:span><text:span text:style-name="_34_65">h</text:span><text:span text:style-name="_36_01"> </text:span><text:span text:style-name="_32_69">o</text:span><text:span text:style-name="_35_37">f</text:span><text:span text:style-name="_36_01"> </text:span><text:span text:style-name="_31_65">h</text:span><text:span text:style-name="_33_81">i</text:span><text:span text:style-name="_38_73">s</text:span><text:span text:style-name="_31_"> </text:span><text:span text:style-name="_33_89">o</text:span><text:span text:style-name="_37_41">r</text:span><text:span text:style-name="_31_"> </text:span><text:span text:style-name="_34_37">h</text:span><text:span text:style-name="_38_69">e</text:span><text:span text:style-name="_31_73">r</text:span><text:span text:style-name="_33_01"> </text:span><text:span text:style-name="_37_97">h</text:span><text:span text:style-name="_31_53">a</text:span><text:span text:style-name="_35_93">i</text:span><text:span text:style-name="_38_01">r</text:span><text:span text:style-name="_39_3">?</text:span></text:p>
      <text:p text:style-name="P1"><text:span text:style-name="_37_7">N</text:span><text:span text:style-name="_34_77">o</text:span><text:span text:style-name="_37_97">w</text:span><text:span text:style-name="_31_"> </text:span><text:span text:style-name="_34_05">s</text:span><text:span text:style-name="_37_73">u</text:span><text:span text:style-name="_32_13">p</text:span><text:span text:style-name="_33_89">p</text:span><text:span text:style-name="_37_97">o</text:span><text:span text:style-name="_31_73">s</text:span><text:span text:style-name="_34_53">e</text:span><text:span text:style-name="_36_01"> </text:span><text:span text:style-name="_32_93">X</text:span><text:span text:style-name="_33_01"> </text:span><text:span text:style-name="_38_73">i</text:span><text:span text:style-name="_32_69">s</text:span><text:span text:style-name="_33_01"> </text:span><text:span text:style-name="_36_89">a</text:span><text:span text:style-name="_31_65">c</text:span><text:span text:style-name="_34_73">t</text:span><text:span text:style-name="_38_01">u</text:span><text:span text:style-name="_32_85">a</text:span><text:span text:style-name="_35_69">l</text:span><text:span text:style-name="_38_25">l</text:span><text:span text:style-name="_32_69">y</text:span><text:span text:style-name="_33_01"> </text:span><text:span text:style-name="_38_73">A</text:span><text:span text:style-name="_31_65">,</text:span><text:span text:style-name="_33_01"> </text:span><text:span text:style-name="_37_77">t</text:span><text:span text:style-name="_31_53">h</text:span><text:span text:style-name="_35_97">e</text:span><text:span text:style-name="_38_61">n</text:span><text:span text:style-name="_31_"> </text:span><text:span text:style-name="_35_13">A</text:span><text:span text:style-name="_36_01"> </text:span><text:span text:style-name="_32_25">m</text:span><text:span text:style-name="_35_81">u</text:span><text:span text:style-name="_38_13">s</text:span><text:span text:style-name="_32_33">t</text:span><text:span text:style-name="_33_01"> </text:span><text:span text:style-name="_36_77">a</text:span><text:span text:style-name="_31_97">n</text:span><text:span text:style-name="_35_97">s</text:span><text:span text:style-name="_38_61">w</text:span><text:span text:style-name="_31_77">e</text:span><text:span text:style-name="_35_57">r</text:span><text:span text:style-name="_38_01">.</text:span><text:span text:style-name="_31_"> </text:span><text:span text:style-name="_34_01">I</text:span><text:span text:style-name="_38_01">t</text:span><text:span text:style-name="_31_"> </text:span><text:span text:style-name="_35_13">i</text:span><text:span text:style-name="_38_85">s</text:span><text:span text:style-name="_31_"> </text:span><text:span text:style-name="_35_81">A</text:span><text:span text:style-name="_37_73">'</text:span><text:span text:style-name="_31_73">s</text:span><text:span text:style-name="_33_01"> </text:span><text:span text:style-name="_37_37">o</text:span><text:span text:style-name="_31_77">b</text:span><text:span text:style-name="_35_33">j</text:span><text:span text:style-name="_36_81">e</text:span><text:span text:style-name="_31_49">c</text:span><text:span text:style-name="_35_73">t</text:span><text:span text:style-name="_36_01"> </text:span><text:span text:style-name="_32_73">i</text:span><text:span text:style-name="_34_61">n</text:span><text:span text:style-name="_36_01"> </text:span><text:span text:style-name="_32_57">t</text:span><text:span text:style-name="_35_85">h</text:span><text:span text:style-name="_36_93">e</text:span><text:span text:style-name="_31_"> </text:span><text:span text:style-name="_34_61">g</text:span><text:span text:style-name="_36_89">a</text:span><text:span text:style-name="_32_97">m</text:span><text:span text:style-name="_33_77">e</text:span><text:span text:style-name="_36_01"> </text:span><text:span text:style-name="_31_17">t</text:span><text:span text:style-name="_35_61">o</text:span><text:span text:style-name="_36_01"> </text:span><text:span text:style-name="_37_7">t</text:span><text:span text:style-name="_33_77">r</text:span><text:span text:style-name="_38_57">y</text:span><text:span text:style-name="_31_"> </text:span><text:span text:style-name="_35_13">a</text:span><text:span text:style-name="_37_97">n</text:span><text:span text:style-name="_31_53">d</text:span><text:span text:style-name="_33_01"> </text:span><text:span text:style-name="_37_49">c</text:span><text:span text:style-name="_32_09">a</text:span><text:span text:style-name="_35_01">u</text:span><text:span text:style-name="_38_09">s</text:span><text:span text:style-name="_32_69">e</text:span><text:span text:style-name="_33_01"> </text:span><text:span text:style-name="_37_53">C</text:span><text:span text:style-name="_31_"> </text:span><text:span text:style-name="_34_73">t</text:span><text:span text:style-name="_36_81">o</text:span><text:span text:style-name="_31_"> </text:span><text:span text:style-name="_34_73">m</text:span><text:span text:style-name="_38_37">a</text:span><text:span text:style-name="_31_61">k</text:span><text:span text:style-name="_35_01">e</text:span><text:span text:style-name="_36_01"> </text:span><text:span text:style-name="_32_85">t</text:span><text:span text:style-name="_35_69">h</text:span><text:span text:style-name="_38_61">e</text:span><text:span text:style-name="_31_"> </text:span><text:span text:style-name="_34_49">w</text:span><text:span text:style-name="_37_05">r</text:span><text:span text:style-name="_32_09">o</text:span><text:span text:style-name="_34_01">n</text:span><text:span text:style-name="_36_81">g</text:span><text:span text:style-name="_31_"> </text:span><text:span text:style-name="_35_33">i</text:span><text:span text:style-name="_37_97">d</text:span><text:span text:style-name="_32_85">e</text:span><text:span text:style-name="_34_49">n</text:span><text:span text:style-name="_37_13">t</text:span><text:span text:style-name="_32_61">i</text:span><text:span text:style-name="_35_97">f</text:span><text:span text:style-name="_38_73">i</text:span><text:span text:style-name="_32_09">c</text:span><text:span text:style-name="_35_25">a</text:span><text:span text:style-name="_37_05">t</text:span><text:span text:style-name="_31_97">i</text:span><text:span text:style-name="_35_33">o</text:span><text:span text:style-name="_37_97">n</text:span><text:span text:style-name="_32_25">.</text:span><text:span text:style-name="_33_01"> </text:span><text:span text:style-name="_37_01">H</text:span><text:span text:style-name="_32_61">i</text:span><text:span text:style-name="_35_73">s</text:span><text:span text:style-name="_36_01"> </text:span><text:span text:style-name="_31_61">a</text:span><text:span text:style-name="_34_37">n</text:span><text:span text:style-name="_37_05">s</text:span><text:span text:style-name="_32_81">w</text:span><text:span text:style-name="_34_53">e</text:span><text:span text:style-name="_37_17">r</text:span><text:span text:style-name="_31_"> </text:span><text:span text:style-name="_34_49">m</text:span><text:span text:style-name="_38_13">i</text:span><text:span text:style-name="_32_57">g</text:span><text:span text:style-name="_35_61">h</text:span><text:span text:style-name="_37_01">t</text:span><text:span text:style-name="_31_"> </text:span><text:span text:style-name="_33_93">t</text:span><text:span text:style-name="_36_89">h</text:span><text:span text:style-name="_32_01">e</text:span><text:span text:style-name="_34_53">r</text:span><text:span text:style-name="_37_97">e</text:span><text:span text:style-name="_31_37">f</text:span><text:span text:style-name="_35_37">o</text:span><text:span text:style-name="_38_13">r</text:span><text:span text:style-name="_31_37">e</text:span><text:span text:style-name="_33_01"> </text:span><text:span text:style-name="_37_17">b</text:span><text:span text:style-name="_38_1">e</text:span><text:span text:style-name="_34_17">:</text:span></text:p>
      <text:p text:style-name="P1"><text:span text:style-name="_32_57">"</text:span><text:span text:style-name="_33_89">M</text:span><text:span text:style-name="_38_73">y</text:span><text:span text:style-name="_31_"> </text:span><text:span text:style-name="_34_49">h</text:span><text:span text:style-name="_37_53">a</text:span><text:span text:style-name="_31_61">i</text:span><text:span text:style-name="_34_37">r</text:span><text:span text:style-name="_36_01"> </text:span><text:span text:style-name="_31_37">i</text:span><text:span text:style-name="_35_09">s</text:span><text:span text:style-name="_36_01"> </text:span><text:span text:style-name="_32_57">s</text:span><text:span text:style-name="_35_97">h</text:span><text:span text:style-name="_37_05">i</text:span><text:span text:style-name="_31_97">n</text:span><text:span text:style-name="_33_81">g</text:span><text:span text:style-name="_38_69">l</text:span><text:span text:style-name="_31_13">e</text:span><text:span text:style-name="_35_93">d</text:span><text:span text:style-name="_38_25">,</text:span><text:span text:style-name="_31_"> </text:span><text:span text:style-name="_35_85">a</text:span><text:span text:style-name="_37_97">n</text:span><text:span text:style-name="_31_01">d</text:span><text:span text:style-name="_33_01"> </text:span><text:span text:style-name="_37_53">t</text:span><text:span text:style-name="_32_09">h</text:span><text:span text:style-name="_34_65">e</text:span><text:span text:style-name="_36_01"> </text:span><text:span text:style-name="_38_1">l</text:span><text:span text:style-name="_35_37">o</text:span><text:span text:style-name="_37_77">n</text:span><text:span text:style-name="_31_53">g</text:span><text:span text:style-name="_34_77">e</text:span><text:span text:style-name="_36_81">s</text:span><text:span text:style-name="_32_69">t</text:span><text:span text:style-name="_33_01"> </text:span><text:span text:style-name="_37_53">s</text:span><text:span text:style-name="_31_61">t</text:span><text:span text:style-name="_35_69">r</text:span><text:span text:style-name="_38_33">a</text:span><text:span text:style-name="_32_33">n</text:span><text:span text:style-name="_35_69">d</text:span><text:span text:style-name="_38_37">s</text:span><text:span text:style-name="_31_"> </text:span><text:span text:style-name="_34_77">a</text:span><text:span text:style-name="_37_73">r</text:span><text:span text:style-name="_32_93">e</text:span><text:span text:style-name="_33_01"> </text:span><text:span text:style-name="_38_93">a</text:span><text:span text:style-name="_32_25">b</text:span><text:span text:style-name="_34_01">o</text:span><text:span text:style-name="_37_53">u</text:span><text:span text:style-name="_31_49">t</text:span><text:span text:style-name="_33_01"> </text:span><text:span text:style-name="_38_69">n</text:span><text:span text:style-name="_32_21">i</text:span><text:span text:style-name="_35_73">n</text:span><text:span text:style-name="_36_77">e</text:span><text:span text:style-name="_31_"> </text:span><text:span text:style-name="_35_61">i</text:span><text:span text:style-name="_37_49">n</text:span><text:span text:style-name="_31_73">c</text:span><text:span text:style-name="_35_61">h</text:span><text:span text:style-name="_38_25">e</text:span><text:span text:style-name="_31_01">s</text:span><text:span text:style-name="_33_01"> </text:span><text:span text:style-name="_38_25">l</text:span><text:span text:style-name="_32_57">o</text:span><text:span text:style-name="_35_73">n</text:span><text:span text:style-name="_37_05">g</text:span><text:span text:style-name="_32_85">.</text:span><text:span text:style-name="_35_85">"</text:span></text:p>
      <text:p text:style-name="P1"><text:span text:style-name="_39_3">I</text:span><text:span text:style-name="_35_25">n</text:span><text:span text:style-name="_36_01"> </text:span><text:span text:style-name="_32_57">o</text:span><text:span text:style-name="_35_13">r</text:span><text:span text:style-name="_38_73">d</text:span><text:span text:style-name="_31_37">e</text:span><text:span text:style-name="_34_05">r</text:span><text:span text:style-name="_36_01"> </text:span><text:span text:style-name="_31_97">t</text:span><text:span text:style-name="_35_21">h</text:span><text:span text:style-name="_38_09">a</text:span><text:span text:style-name="_32_01">t</text:span><text:span text:style-name="_33_01"> </text:span><text:span text:style-name="_37_41">t</text:span><text:span text:style-name="_31_73">o</text:span><text:span text:style-name="_33_89">n</text:span><text:span text:style-name="_38_13">e</text:span><text:span text:style-name="_31_05">s</text:span><text:span text:style-name="_33_01"> </text:span><text:span text:style-name="_37_65">o</text:span><text:span text:style-name="_31_05">f</text:span><text:span text:style-name="_33_01"> </text:span><text:span text:style-name="_38_37">v</text:span><text:span text:style-name="_37_7">o</text:span><text:span text:style-name="_34_73">i</text:span><text:span text:style-name="_38_73">c</text:span><text:span text:style-name="_32_57">e</text:span><text:span text:style-name="_33_01"> </text:span><text:span text:style-name="_38_81">m</text:span><text:span text:style-name="_39_3">a</text:span><text:span text:style-name="_35_97">y</text:span><text:span text:style-name="_36_01"> </text:span><text:span text:style-name="_31_37">n</text:span><text:span text:style-name="_34_77">o</text:span><text:span text:style-name="_36_89">t</text:span><text:span text:style-name="_31_"> </text:span><text:span text:style-name="_34_53">h</text:span><text:span text:style-name="_38_93">e</text:span><text:span text:style-name="_32_21">l</text:span><text:span text:style-name="_34_41">p</text:span><text:span text:style-name="_36_01"> </text:span><text:span text:style-name="_31_97">t</text:span><text:span text:style-name="_35_81">h</text:span><text:span text:style-name="_38_61">e</text:span><text:span text:style-name="_31_"> </text:span><text:span text:style-name="_35_25">i</text:span><text:span text:style-name="_36_81">n</text:span><text:span text:style-name="_31_37">t</text:span><text:span text:style-name="_34_65">e</text:span><text:span text:style-name="_37_61">r</text:span><text:span text:style-name="_31_61">r</text:span><text:span text:style-name="_35_01">o</text:span><text:span text:style-name="_38_97">g</text:span><text:span text:style-name="_31_73">a</text:span><text:span text:style-name="_34_41">t</text:span><text:span text:style-name="_38_57">o</text:span><text:span text:style-name="_31_65">r</text:span><text:span text:style-name="_33_01"> </text:span><text:span text:style-name="_37_01">t</text:span><text:span text:style-name="_32_01">h</text:span><text:span text:style-name="_33_93">e</text:span><text:span text:style-name="_36_01"> </text:span><text:span text:style-name="_32_21">a</text:span><text:span text:style-name="_34_17">n</text:span><text:span text:style-name="_38_01">s</text:span><text:span text:style-name="_31_77">w</text:span><text:span text:style-name="_35_33">e</text:span><text:span text:style-name="_36_89">r</text:span><text:span text:style-name="_32_13">s</text:span><text:span text:style-name="_33_01"> </text:span><text:span text:style-name="_36_93">s</text:span><text:span text:style-name="_32_97">h</text:span><text:span text:style-name="_35_09">o</text:span><text:span text:style-name="_38_73">u</text:span><text:span text:style-name="_31_05">l</text:span><text:span text:style-name="_35_01">d</text:span><text:span text:style-name="_36_01"> </text:span><text:span text:style-name="_31_73">b</text:span><text:span text:style-name="_34_41">e</text:span><text:span text:style-name="_36_01"> </text:span><text:span text:style-name="_31_53">w</text:span><text:span text:style-name="_34_17">r</text:span><text:span text:style-name="_37_53">i</text:span><text:span text:style-name="_38_1">t</text:span><text:span text:style-name="_34_97">t</text:span><text:span text:style-name="_38_13">e</text:span><text:span text:style-name="_31_17">n</text:span><text:span text:style-name="_33_81">,</text:span><text:span text:style-name="_36_01"> </text:span><text:span text:style-name="_31_05">o</text:span><text:span text:style-name="_34_97">r</text:span><text:span text:style-name="_36_01"> </text:span><text:span text:style-name="_31_65">b</text:span><text:span text:style-name="_35_85">e</text:span><text:span text:style-name="_38_21">t</text:span><text:span text:style-name="_32_73">t</text:span><text:span text:style-name="_34_41">e</text:span><text:span text:style-name="_37_05">r</text:span><text:span text:style-name="_31_"> </text:span><text:span text:style-name="_33_89">s</text:span><text:span text:style-name="_38_09">t</text:span><text:span text:style-name="_31_17">i</text:span><text:span text:style-name="_34_37">l</text:span><text:span text:style-name="_37_77">l</text:span><text:span text:style-name="_32_69">,</text:span><text:span text:style-name="_33_01"> </text:span><text:span text:style-name="_38_97">t</text:span><text:span text:style-name="_39_3">y</text:span><text:span text:style-name="_33_77">p</text:span><text:span text:style-name="_38_73">e</text:span><text:span text:style-name="_32_69">w</text:span><text:span text:style-name="_35_37">r</text:span><text:span text:style-name="_37_17">i</text:span><text:span text:style-name="_31_61">t</text:span><text:span text:style-name="_33_89">t</text:span><text:span text:style-name="_37_13">e</text:span><text:span text:style-name="_31_65">n</text:span><text:span text:style-name="_34_05">.</text:span><text:span text:style-name="_36_01"> </text:span><text:span text:style-name="_31_61">T</text:span><text:span text:style-name="_34_01">h</text:span><text:span text:style-name="_37_61">e</text:span><text:span text:style-name="_31_"> </text:span><text:span text:style-name="_34_73">i</text:span><text:span text:style-name="_37_01">d</text:span><text:span text:style-name="_32_33">e</text:span><text:span text:style-name="_33_81">a</text:span><text:span text:style-name="_38_01">l</text:span><text:span text:style-name="_31_"> </text:span><text:span text:style-name="_35_13">a</text:span><text:span text:style-name="_37_77">r</text:span><text:span text:style-name="_37_7">r</text:span><text:span text:style-name="_35_93">a</text:span><text:span text:style-name="_37_97">n</text:span><text:span text:style-name="_37_7">g</text:span><text:span text:style-name="_35_33">e</text:span><text:span text:style-name="_37_37">m</text:span><text:span text:style-name="_32_13">e</text:span><text:span text:style-name="_33_77">n</text:span><text:span text:style-name="_36_81">t</text:span><text:span text:style-name="_31_"> </text:span><text:span text:style-name="_35_97">i</text:span><text:span text:style-name="_36_89">s</text:span><text:span text:style-name="_31_"> </text:span><text:span text:style-name="_35_73">t</text:span><text:span text:style-name="_36_81">o</text:span><text:span text:style-name="_31_"> </text:span><text:span text:style-name="_34_73">h</text:span><text:span text:style-name="_36_77">a</text:span><text:span text:style-name="_32_93">v</text:span><text:span text:style-name="_35_97">e</text:span><text:span text:style-name="_36_01"> </text:span><text:span text:style-name="_31_05">a</text:span><text:span text:style-name="_33_01"> </text:span><text:span text:style-name="_37_77">t</text:span><text:span text:style-name="_32_61">e</text:span><text:span text:style-name="_34_97">l</text:span><text:span text:style-name="_37_73">e</text:span><text:span text:style-name="_32_21">p</text:span><text:span text:style-name="_33_77">r</text:span><text:span text:style-name="_37_17">i</text:span><text:span text:style-name="_31_77">n</text:span><text:span text:style-name="_34_65">t</text:span><text:span text:style-name="_36_77">e</text:span><text:span text:style-name="_32_21">r</text:span><text:span text:style-name="_33_01"> </text:span><text:span text:style-name="_38_09">c</text:span><text:span text:style-name="_32_61">o</text:span><text:span text:style-name="_35_85">m</text:span><text:span text:style-name="_37_01">m</text:span><text:span text:style-name="_32_33">u</text:span><text:span text:style-name="_35_33">n</text:span><text:span text:style-name="_36_81">i</text:span><text:span text:style-name="_32_13">c</text:span><text:span text:style-name="_35_33">a</text:span><text:span text:style-name="_38_81">t</text:span><text:span text:style-name="_31_65">i</text:span><text:span text:style-name="_35_73">n</text:span><text:span text:style-name="_36_89">g</text:span><text:span text:style-name="_31_"> </text:span><text:span text:style-name="_34_73">b</text:span><text:span text:style-name="_38_85">e</text:span><text:span text:style-name="_32_21">t</text:span><text:span text:style-name="_35_09">w</text:span><text:span text:style-name="_37_65">e</text:span><text:span text:style-name="_32_73">e</text:span><text:span text:style-name="_35_01">n</text:span><text:span text:style-name="_36_01"> </text:span><text:span text:style-name="_31_37">t</text:span><text:span text:style-name="_34_41">h</text:span><text:span text:style-name="_38_61">e</text:span><text:span text:style-name="_31_"> </text:span><text:span text:style-name="_35_97">t</text:span><text:span text:style-name="_37_05">w</text:span><text:span text:style-name="_31_77">o</text:span><text:span text:style-name="_33_01"> </text:span><text:span text:style-name="_38_21">r</text:span><text:span text:style-name="_32_73">o</text:span><text:span text:style-name="_34_13">o</text:span><text:span text:style-name="_37_17">m</text:span><text:span text:style-name="_32_85">s</text:span><text:span text:style-name="_35_81">.</text:span><text:span text:style-name="_36_01"> </text:span><text:span text:style-name="_32_97">A</text:span><text:span text:style-name="_35_37">l</text:span><text:span text:style-name="_38_37">t</text:span><text:span text:style-name="_32_61">e</text:span><text:span text:style-name="_35_09">r</text:span><text:span text:style-name="_37_49">n</text:span><text:span text:style-name="_31_01">a</text:span><text:span text:style-name="_35_97">t</text:span><text:span text:style-name="_37_53">i</text:span><text:span text:style-name="_32_33">v</text:span><text:span text:style-name="_34_17">e</text:span><text:span text:style-name="_37_97">l</text:span><text:span text:style-name="_32_37">y</text:span><text:span text:style-name="_33_01"> </text:span><text:span text:style-name="_38_13">t</text:span><text:span text:style-name="_31_05">h</text:span><text:span text:style-name="_34_37">e</text:span><text:span text:style-name="_36_01"> </text:span><text:span text:style-name="_32_25">q</text:span><text:span text:style-name="_34_97">u</text:span><text:span text:style-name="_36_77">e</text:span><text:span text:style-name="_32_61">s</text:span><text:span text:style-name="_33_81">t</text:span><text:span text:style-name="_38_97">i</text:span><text:span text:style-name="_37_7">o</text:span><text:span text:style-name="_34_73">n</text:span><text:span text:style-name="_36_01"> </text:span><text:span text:style-name="_31_61">a</text:span><text:span text:style-name="_34_73">n</text:span><text:span text:style-name="_38_81">d</text:span><text:span text:style-name="_31_"> </text:span><text:span text:style-name="_35_57">a</text:span><text:span text:style-name="_38_69">n</text:span><text:span text:style-name="_31_01">s</text:span><text:span text:style-name="_34_77">w</text:span><text:span text:style-name="_37_13">e</text:span><text:span text:style-name="_32_21">r</text:span><text:span text:style-name="_35_73">s</text:span><text:span text:style-name="_36_01"> </text:span><text:span text:style-name="_32_25">c</text:span><text:span text:style-name="_34_65">a</text:span><text:span text:style-name="_36_81">n</text:span><text:span text:style-name="_31_"> </text:span><text:span text:style-name="_35_61">b</text:span><text:span text:style-name="_38_93">e</text:span><text:span text:style-name="_31_"> </text:span><text:span text:style-name="_34_13">r</text:span><text:span text:style-name="_37_65">e</text:span><text:span text:style-name="_32_33">p</text:span><text:span text:style-name="_35_25">e</text:span><text:span text:style-name="_37_37">a</text:span><text:span text:style-name="_32_97">t</text:span><text:span text:style-name="_35_57">e</text:span><text:span text:style-name="_37_97">d</text:span><text:span text:style-name="_31_"> </text:span><text:span text:style-name="_35_01">b</text:span><text:span text:style-name="_37_17">y</text:span><text:span text:style-name="_31_"> </text:span><text:span text:style-name="_34_73">a</text:span><text:span text:style-name="_38_61">n</text:span><text:span text:style-name="_31_"> </text:span><text:span text:style-name="_33_77">i</text:span><text:span text:style-name="_37_17">n</text:span><text:span text:style-name="_32_33">t</text:span><text:span text:style-name="_35_37">e</text:span><text:span text:style-name="_38_81">r</text:span><text:span text:style-name="_38_1">m</text:span><text:span text:style-name="_33_77">e</text:span><text:span text:style-name="_38_61">d</text:span><text:span text:style-name="_38_9">i</text:span><text:span text:style-name="_34_65">a</text:span><text:span text:style-name="_38_69">r</text:span><text:span text:style-name="_32_61">y</text:span><text:span text:style-name="_35_69">.</text:span><text:span text:style-name="_36_01"> </text:span><text:span text:style-name="_31_49">T</text:span><text:span text:style-name="_35_25">h</text:span><text:span text:style-name="_38_69">e</text:span><text:span text:style-name="_31_"> </text:span><text:span text:style-name="_34_61">o</text:span><text:span text:style-name="_37_65">b</text:span><text:span text:style-name="_32_25">j</text:span><text:span text:style-name="_34_65">e</text:span><text:span text:style-name="_37_13">c</text:span><text:span text:style-name="_37_7">t</text:span><text:span text:style-name="_33_01"> </text:span><text:span text:style-name="_36_77">o</text:span><text:span text:style-name="_32_13">f</text:span><text:span text:style-name="_33_01"> </text:span><text:span text:style-name="_37_53">t</text:span><text:span text:style-name="_39_3">h</text:span><text:span text:style-name="_34_37">e</text:span><text:span text:style-name="_36_01"> </text:span><text:span text:style-name="_37_7">g</text:span><text:span text:style-name="_34_61">a</text:span><text:span text:style-name="_36_81">m</text:span><text:span text:style-name="_31_65">e</text:span><text:span text:style-name="_33_01"> </text:span><text:span text:style-name="_38_21">f</text:span><text:span text:style-name="_31_73">o</text:span><text:span text:style-name="_34_77">r</text:span><text:span text:style-name="_36_01"> </text:span><text:span text:style-name="_31_41">t</text:span><text:span text:style-name="_33_93">h</text:span><text:span text:style-name="_37_53">e</text:span><text:span text:style-name="_31_"> </text:span><text:span text:style-name="_35_69">t</text:span><text:span text:style-name="_38_85">h</text:span><text:span text:style-name="_32_61">i</text:span><text:span text:style-name="_34_53">r</text:span><text:span text:style-name="_38_57">d</text:span><text:span text:style-name="_31_"> </text:span><text:span text:style-name="_35_21">p</text:span><text:span text:style-name="_36_93">l</text:span><text:span text:style-name="_32_85">a</text:span><text:span text:style-name="_34_05">y</text:span><text:span text:style-name="_37_77">e</text:span><text:span text:style-name="_31_37">r</text:span><text:span text:style-name="_33_01"> </text:span><text:span text:style-name="_38_61">(</text:span><text:span text:style-name="_32_61">B</text:span><text:span text:style-name="_34_01">)</text:span><text:span text:style-name="_36_01"> </text:span><text:span text:style-name="_31_53">i</text:span><text:span text:style-name="_33_81">s</text:span><text:span text:style-name="_36_01"> </text:span><text:span text:style-name="_31_05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9:10:18.74</meta:creation-date>
    <dc:title>Haathi</dc:title>
    <meta:editing-duration>PT8M36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4T09:18:54.30</dc:date>
    <meta:template xlink:type="simple" xlink:actuate="onRequest" xlink:title="Haathi" xlink:href="file:///C:/Users/kwa/AppData/Roaming/OpenOffice/4/user/template/Haathi.ott" meta:date="2016-02-24T09:10:18.38"/>
  </office:meta>
</office:document-meta>
</file>